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6"/>
    <style:style style:name="P3" style:family="paragraph" style:parent-style-name="List_20_Paragraph" style:list-style-name="WWNum7"/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5"/>
    <style:style style:name="P7" style:family="paragraph" style:parent-style-name="List_20_Paragraph">
      <style:text-properties style:font-name="Arial" fo:font-size="18pt" style:font-size-asian="18pt" style:font-name-complex="Arial1" style:font-size-complex="18pt"/>
    </style:style>
    <style:style style:name="P8" style:family="paragraph" style:parent-style-name="List_20_Paragraph">
      <style:paragraph-properties fo:margin-left="0.635cm" fo:margin-right="0cm" fo:text-indent="0cm" style:auto-text-indent="false"/>
    </style:style>
    <style:style style:name="P9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margin-left="0.635cm" fo:margin-right="0cm" fo:text-indent="1.27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.635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" fo:font-size="18pt" style:font-size-asian="18pt" style:font-name-complex="Arial1" style:font-size-complex="18pt"/>
    </style:style>
    <style:style style:name="T1" style:family="text">
      <style:text-properties style:font-name="Arial Rounded MT Bold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Arial Rounded MT Bold" fo:font-size="20pt" style:font-size-asian="20pt" style:font-size-complex="20pt"/>
    </style:style>
    <style:style style:name="T3" style:family="text">
      <style:text-properties style:font-name="Arial" fo:font-size="18pt" style:font-size-asian="18pt" style:font-name-complex="Arial1" style:font-size-complex="18pt"/>
    </style:style>
    <style:style style:name="T4" style:family="text"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/>
    </style:style>
    <style:style style:name="T5" style:family="text">
      <style:text-properties style:font-name="Arial Black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OJECT : SCHOOL MANAGEMENT <text:s/>SYSTEM</text:span></text:h>
      <text:p text:style-name="Standard"/>
      <text:p text:style-name="Standard"/>
      <text:p text:style-name="Standard"><text:span text:style-name="T3">When the user will run the program it will see a main menu from which he/she will be choosing the operation which they want to perform </text:span></text:p>
      <text:p text:style-name="P9"/>
      <text:p text:style-name="Standard"><text:span text:style-name="T3">Main Menu will have following choices that will be chosen by the user:</text:span></text:p>
      <text:p text:style-name="P10"><text:span text:style-name="T4">MAIN MENU</text:span></text:p>
      <text:list xml:id="list1702328393" text:style-name="WWNum6">
        <text:list-item>
          <text:p text:style-name="P2"><text:span text:style-name="T3">Insert into Table</text:span></text:p>
        </text:list-item>
        <text:list-item>
          <text:p text:style-name="P2"><text:span text:style-name="T3">Delete from Table</text:span></text:p>
        </text:list-item>
        <text:list-item>
          <text:p text:style-name="P2"><text:span text:style-name="T3">Update entries in Table</text:span></text:p>
        </text:list-item>
        <text:list-item>
          <text:p text:style-name="P2"><text:span text:style-name="T3">Search in Table</text:span></text:p>
        </text:list-item>
        <text:list-item>
          <text:p text:style-name="P2"><text:span text:style-name="T3">Display Table</text:span></text:p>
        </text:list-item>
        <text:list-item>
          <text:p text:style-name="P2"><text:span text:style-name="T3">Exit</text:span></text:p>
        </text:list-item>
      </text:list>
      <text:p text:style-name="P9"/>
      <text:p text:style-name="Standard"><text:span text:style-name="T3">There will be a sub menu in each of the 5</text:span><text:bookmark text:name="_GoBack"/><text:span text:style-name="T3"> choices from main menu except exit. The sub menu will ask the user that where he/she wants to make changes i.e. in Student’s Table or Teacher’s Table</text:span></text:p>
      <text:p text:style-name="Standard"><text:span text:style-name="T4">SUB-MENU</text:span></text:p>
      <text:list xml:id="list3259185948" text:style-name="WWNum7">
        <text:list-item>
          <text:p text:style-name="P3"><text:span text:style-name="T3">Student’s Table</text:span></text:p>
        </text:list-item>
        <text:list-item>
          <text:p text:style-name="P3"><text:soft-page-break/><text:span text:style-name="T3">Teacher’s Table</text:span></text:p>
        </text:list-item>
      </text:list>
      <text:p text:style-name="P8"><text:span text:style-name="T2">Our project will mainly consist of 2 modules.</text:span></text:p>
      <text:list xml:id="list2675985387" text:style-name="WWNum1">
        <text:list-item>
          <text:p text:style-name="P4"><text:span text:style-name="T2">Student information.</text:span></text:p>
        </text:list-item>
        <text:list-item>
          <text:p text:style-name="P4"><text:span text:style-name="T2">Teacher information.</text:span></text:p>
        </text:list-item>
      </text:list>
      <text:p text:style-name="P11"><text:span text:style-name="T2">Student information</text:span><text:span text:style-name="T5">: </text:span><text:span text:style-name="T3">This module will have student’s basic information.</text:span></text:p>
      <text:p text:style-name="P12"><text:span text:style-name="T3">Student’s basic information will consist of</text:span></text:p>
      <text:list xml:id="list1235516540" text:style-name="WWNum3">
        <text:list-item>
          <text:p text:style-name="P5"><text:span text:style-name="T3">Student ID</text:span></text:p>
        </text:list-item>
        <text:list-item>
          <text:p text:style-name="P5"><text:span text:style-name="T3">Student Name</text:span></text:p>
        </text:list-item>
        <text:list-item>
          <text:p text:style-name="P5"><text:span text:style-name="T3">Standard</text:span></text:p>
        </text:list-item>
        <text:list-item>
          <text:p text:style-name="P5"><text:span text:style-name="T3">Address</text:span></text:p>
        </text:list-item>
        <text:list-item>
          <text:p text:style-name="P5"><text:span text:style-name="T3">Contact Number</text:span></text:p>
        </text:list-item>
      </text:list>
      <text:p text:style-name="P13"/>
      <text:p text:style-name="Standard"><text:span text:style-name="T2">Teacher information</text:span><text:span text:style-name="T5">: </text:span><text:span text:style-name="T3">This module will have teacher’s basic information.</text:span></text:p>
      <text:p text:style-name="Standard"><text:span text:style-name="T3">Teacher’s basic information will consist of </text:span></text:p>
      <text:list xml:id="list2895066762" text:style-name="WWNum5">
        <text:list-item>
          <text:p text:style-name="P6"><text:span text:style-name="T3">Teacher ID</text:span></text:p>
        </text:list-item>
        <text:list-item>
          <text:p text:style-name="P6"><text:span text:style-name="T3">Name</text:span></text:p>
        </text:list-item>
        <text:list-item>
          <text:p text:style-name="P6"><text:span text:style-name="T3">Department</text:span></text:p>
        </text:list-item>
        <text:list-item>
          <text:p text:style-name="P6"><text:span text:style-name="T3">Contact Number</text:span></text:p>
        </text:list-item>
      </text:list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LL</meta:initial-creator>
    <dc:creator>DELL</dc:creator>
    <meta:editing-cycles>2</meta:editing-cycles>
    <meta:creation-date>2020-05-28T01:32:00</meta:creation-date>
    <dc:date>2020-05-28T02:35:00</dc:date>
    <meta:editing-duration>PT56M</meta:editing-duration>
    <meta:generator>LibreOffice/6.4.3.2$Linux_X86_64 LibreOffice_project/40$Build-2</meta:generator>
    <meta:document-statistic meta:table-count="0" meta:image-count="0" meta:object-count="0" meta:page-count="2" meta:paragraph-count="30" meta:word-count="180" meta:character-count="999" meta:non-whitespace-character-count="8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